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159in" text:min-label-width="0.25in" text:list-level-position-and-space-mode="label-alignment">
          <style:list-level-label-alignment text:label-followed-by="listtab" fo:margin-left="0.6659in" fo:text-indent="-0.25in"/>
        </style:list-level-properties>
        <style:text-properties style:font-name="OpenSymbol"/>
      </text:list-level-style-bullet>
      <text:list-level-style-bullet text:level="2" text:style-name="WW_CharLFO1LVL2" text:bullet-char="◦">
        <style:list-level-properties text:space-before="0.6659in" text:min-label-width="0.25in" text:list-level-position-and-space-mode="label-alignment">
          <style:list-level-label-alignment text:label-followed-by="listtab" fo:margin-left="0.9159in" fo:text-indent="-0.25in"/>
        </style:list-level-properties>
        <style:text-properties style:font-name="OpenSymbol"/>
      </text:list-level-style-bullet>
      <text:list-level-style-bullet text:level="3" text:style-name="WW_CharLFO1LVL3" text:bullet-char="▪">
        <style:list-level-properties text:space-before="0.9159in" text:min-label-width="0.25in" text:list-level-position-and-space-mode="label-alignment">
          <style:list-level-label-alignment text:label-followed-by="listtab" fo:margin-left="1.1659in" fo:text-indent="-0.25in"/>
        </style:list-level-properties>
        <style:text-properties style:font-name="OpenSymbol"/>
      </text:list-level-style-bullet>
      <text:list-level-style-bullet text:level="4" text:style-name="WW_CharLFO1LVL4" text:bullet-char="•">
        <style:list-level-properties text:space-before="1.1659in" text:min-label-width="0.25in" text:list-level-position-and-space-mode="label-alignment">
          <style:list-level-label-alignment text:label-followed-by="listtab" fo:margin-left="1.4159in" fo:text-indent="-0.25in"/>
        </style:list-level-properties>
        <style:text-properties style:font-name="OpenSymbol"/>
      </text:list-level-style-bullet>
      <text:list-level-style-bullet text:level="5" text:style-name="WW_CharLFO1LVL5" text:bullet-char="◦">
        <style:list-level-properties text:space-before="1.4159in" text:min-label-width="0.25in" text:list-level-position-and-space-mode="label-alignment">
          <style:list-level-label-alignment text:label-followed-by="listtab" fo:margin-left="1.6659in" fo:text-indent="-0.25in"/>
        </style:list-level-properties>
        <style:text-properties style:font-name="OpenSymbol"/>
      </text:list-level-style-bullet>
      <text:list-level-style-bullet text:level="6" text:style-name="WW_CharLFO1LVL6" text:bullet-char="▪">
        <style:list-level-properties text:space-before="1.6659in" text:min-label-width="0.25in" text:list-level-position-and-space-mode="label-alignment">
          <style:list-level-label-alignment text:label-followed-by="listtab" fo:margin-left="1.9159in" fo:text-indent="-0.25in"/>
        </style:list-level-properties>
        <style:text-properties style:font-name="OpenSymbol"/>
      </text:list-level-style-bullet>
      <text:list-level-style-bullet text:level="7" text:style-name="WW_CharLFO1LVL7" text:bullet-char="•">
        <style:list-level-properties text:space-before="1.9159in" text:min-label-width="0.25in" text:list-level-position-and-space-mode="label-alignment">
          <style:list-level-label-alignment text:label-followed-by="listtab" fo:margin-left="2.1659in" fo:text-indent="-0.25in"/>
        </style:list-level-properties>
        <style:text-properties style:font-name="OpenSymbol"/>
      </text:list-level-style-bullet>
      <text:list-level-style-bullet text:level="8" text:style-name="WW_CharLFO1LVL8" text:bullet-char="◦">
        <style:list-level-properties text:space-before="2.1659in" text:min-label-width="0.25in" text:list-level-position-and-space-mode="label-alignment">
          <style:list-level-label-alignment text:label-followed-by="listtab" fo:margin-left="2.4159in" fo:text-indent="-0.25in"/>
        </style:list-level-properties>
        <style:text-properties style:font-name="OpenSymbol"/>
      </text:list-level-style-bullet>
      <text:list-level-style-bullet text:level="9" text:style-name="WW_CharLFO1LVL9" text:bullet-char="▪">
        <style:list-level-properties text:space-before="2.4159in" text:min-label-width="0.25in" text:list-level-position-and-space-mode="label-alignment">
          <style:list-level-label-alignment text:label-followed-by="listtab" fo:margin-left="2.6659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21.5pt" style:font-size-asian="21.5pt"/>
    </style:style>
    <style:style style:name="P2" style:parent-style-name="Standard" style:family="paragraph">
      <style:paragraph-properties fo:text-align="center"/>
      <style:text-properties fo:font-size="21.5pt" style:font-size-asian="21.5pt"/>
    </style:style>
    <style:style style:name="P3" style:parent-style-name="Standard" style:family="paragraph">
      <style:paragraph-properties fo:text-align="center"/>
      <style:text-properties fo:font-size="21.5pt" style:font-size-asian="21.5pt"/>
    </style:style>
    <style:style style:name="P4" style:parent-style-name="Standard" style:family="paragraph">
      <style:paragraph-properties fo:text-align="center"/>
      <style:text-properties fo:font-size="21.5pt" style:font-size-asian="21.5pt"/>
    </style:style>
    <style:style style:name="P5" style:parent-style-name="Standard" style:family="paragraph">
      <style:paragraph-properties fo:text-align="center"/>
      <style:text-properties fo:font-size="21.5pt" style:font-size-asian="21.5pt"/>
    </style:style>
    <style:style style:name="P6" style:parent-style-name="Standard" style:family="paragraph">
      <style:paragraph-properties fo:text-align="center"/>
      <style:text-properties fo:font-size="24pt" style:font-size-asian="24pt" style:font-size-complex="24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paragraph-properties fo:text-align="center"/>
    </style:style>
    <style:style style:name="T14" style:parent-style-name="Standardskriftforavsnitt" style:family="text">
      <style:text-properties fo:font-size="18pt" style:font-size-asian="18pt" style:font-size-complex="18pt"/>
    </style:style>
    <style:style style:name="T15" style:parent-style-name="Standardskriftforavsnitt" style:family="text">
      <style:text-properties fo:font-size="18pt" style:font-size-asian="18pt" style:font-size-complex="18pt" fo:language="nb" fo:country="NO"/>
    </style:style>
    <style:style style:name="T16" style:parent-style-name="Standardskriftforavsnitt" style:family="text">
      <style:text-properties fo:font-size="18pt" style:font-size-asian="18pt" style:font-size-complex="18pt"/>
    </style:style>
    <style:style style:name="T17" style:parent-style-name="Standardskriftforavsnitt" style:family="text">
      <style:text-properties fo:font-size="18pt" style:font-size-asian="18pt" style:font-size-complex="18pt" fo:language="nb" fo:country="NO"/>
    </style:style>
    <style:style style:name="T18" style:parent-style-name="Standardskriftforavsnitt" style:family="text">
      <style:text-properties fo:font-size="18pt" style:font-size-asian="18pt" style:font-size-complex="18pt"/>
    </style:style>
    <style:style style:name="P19" style:parent-style-name="Standard" style:family="paragraph">
      <style:paragraph-properties fo:text-align="center"/>
      <style:text-properties fo:font-size="14pt" style:font-size-asian="14pt" style:font-size-complex="14pt" fo:language="nb" fo:country="NO"/>
    </style:style>
    <style:style style:name="P20" style:parent-style-name="Standard" style:family="paragraph">
      <style:paragraph-properties fo:text-align="center"/>
      <style:text-properties fo:font-size="14pt" style:font-size-asian="14pt" style:font-size-complex="14pt" fo:language="nb" fo:country="NO"/>
    </style:style>
    <style:style style:name="P21" style:parent-style-name="Standard" style:family="paragraph">
      <style:paragraph-properties fo:text-align="center"/>
      <style:text-properties fo:font-size="14pt" style:font-size-asian="14pt" style:font-size-complex="14pt" fo:language="nb" fo:country="NO"/>
    </style:style>
    <style:style style:name="P22" style:parent-style-name="Standard" style:family="paragraph">
      <style:paragraph-properties fo:text-align="center"/>
      <style:text-properties fo:font-size="14pt" style:font-size-asian="14pt" style:font-size-complex="14pt" fo:language="nb" fo:country="NO"/>
    </style:style>
    <style:style style:name="P23" style:parent-style-name="Standard" style:family="paragraph">
      <style:paragraph-properties fo:text-align="center"/>
      <style:text-properties fo:font-size="14pt" style:font-size-asian="14pt" style:font-size-complex="14pt"/>
    </style:style>
    <style:style style:name="P24" style:parent-style-name="Standard" style:family="paragraph">
      <style:paragraph-properties fo:text-align="center"/>
      <style:text-properties fo:font-size="14pt" style:font-size-asian="14pt" style:font-size-complex="14pt"/>
    </style:style>
    <style:style style:name="P25" style:parent-style-name="Standard" style:family="paragraph">
      <style:paragraph-properties fo:text-align="center"/>
    </style:style>
    <style:style style:name="T26" style:parent-style-name="Standardskriftforavsnitt" style:family="text">
      <style:text-properties fo:font-size="18pt" style:font-size-asian="18pt" style:font-size-complex="18pt"/>
    </style:style>
    <style:style style:name="P27" style:parent-style-name="Standard" style:family="paragraph">
      <style:paragraph-properties fo:text-align="center"/>
      <style:text-properties fo:font-size="14pt" style:font-size-asian="14pt" style:font-size-complex="14pt" fo:language="nb" fo:country="NO"/>
    </style:style>
    <style:style style:name="P28" style:parent-style-name="Standard" style:family="paragraph">
      <style:paragraph-properties fo:text-align="center"/>
      <style:text-properties fo:font-size="14pt" style:font-size-asian="14pt" style:font-size-complex="14pt" fo:language="nb" fo:country="NO"/>
    </style:style>
    <style:style style:name="P29" style:parent-style-name="Standard" style:family="paragraph">
      <style:paragraph-properties fo:text-align="center"/>
      <style:text-properties fo:font-size="14pt" style:font-size-asian="14pt" style:font-size-complex="14pt"/>
    </style:style>
    <style:style style:name="P30" style:parent-style-name="Standard" style:family="paragraph">
      <style:paragraph-properties fo:text-align="center"/>
      <style:text-properties fo:font-size="14pt" style:font-size-asian="14pt" style:font-size-complex="14pt"/>
    </style:style>
    <style:style style:name="P31" style:parent-style-name="Standard" style:family="paragraph">
      <style:paragraph-properties fo:text-align="center"/>
    </style:style>
    <style:style style:name="T32" style:parent-style-name="Standardskriftforavsnitt" style:family="text">
      <style:text-properties fo:font-size="18pt" style:font-size-asian="18pt" style:font-size-complex="18pt"/>
    </style:style>
    <style:style style:name="P33" style:parent-style-name="Standard" style:family="paragraph">
      <style:paragraph-properties fo:text-align="center"/>
      <style:text-properties fo:font-size="14pt" style:font-size-asian="14pt" style:font-size-complex="14pt" fo:language="nb" fo:country="NO"/>
    </style:style>
    <style:style style:name="P34" style:parent-style-name="Standard" style:family="paragraph">
      <style:paragraph-properties fo:text-align="center"/>
      <style:text-properties fo:font-size="14pt" style:font-size-asian="14pt" style:font-size-complex="14pt"/>
    </style:style>
    <style:style style:name="P35" style:parent-style-name="Standard" style:family="paragraph">
      <style:paragraph-properties fo:text-align="center"/>
      <style:text-properties fo:font-size="14pt" style:font-size-asian="14pt" style:font-size-complex="14pt"/>
    </style:style>
    <style:style style:name="P36" style:parent-style-name="Standard" style:family="paragraph">
      <style:paragraph-properties fo:text-align="center"/>
      <style:text-properties fo:font-size="14pt" style:font-size-asian="14pt" style:font-size-complex="14pt"/>
    </style:style>
    <style:style style:name="P37" style:parent-style-name="Standard" style:family="paragraph">
      <style:paragraph-properties fo:text-align="center"/>
      <style:text-properties fo:font-size="14pt" style:font-size-asian="14pt" style:font-size-complex="14pt"/>
    </style:style>
    <style:style style:name="P38" style:parent-style-name="Standard" style:family="paragraph">
      <style:paragraph-properties fo:text-align="center"/>
    </style:style>
    <style:style style:name="T39" style:parent-style-name="Standardskriftforavsnitt" style:family="text">
      <style:text-properties fo:font-size="14pt" style:font-size-asian="14pt" style:font-size-complex="14pt" fo:language="nb" fo:country="NO"/>
    </style:style>
    <style:style style:name="T40" style:parent-style-name="Standardskriftforavsnitt" style:family="text">
      <style:text-properties fo:font-size="14pt" style:font-size-asian="14pt" style:font-size-complex="14pt"/>
    </style:style>
    <style:style style:name="T41" style:parent-style-name="Standardskriftforavsnitt" style:family="text">
      <style:text-properties fo:font-size="14pt" style:font-size-asian="14pt" style:font-size-complex="14pt" fo:language="nb" fo:country="NO"/>
    </style:style>
    <style:style style:name="T42" style:parent-style-name="Standardskriftforavsnitt" style:family="text">
      <style:text-properties fo:font-size="14pt" style:font-size-asian="14pt" style:font-size-complex="14pt"/>
    </style:style>
    <style:style style:name="T43" style:parent-style-name="Standardskriftforavsnitt" style:family="text">
      <style:text-properties fo:font-size="14pt" style:font-size-asian="14pt" style:font-size-complex="14pt" fo:language="nb" fo:country="NO"/>
    </style:style>
    <style:style style:name="P44" style:parent-style-name="Standard" style:family="paragraph">
      <style:text-properties fo:font-weight="bold" style:font-weight-asian="bold" style:font-weight-complex="bold" fo:font-size="9.5pt" style:font-size-asian="9.5pt"/>
    </style:style>
    <style:style style:name="P45" style:parent-style-name="Overskrift6" style:family="paragraph">
      <style:text-properties style:font-name="Times New Roman" fo:font-size="13pt" style:font-size-asian="13pt" style:font-size-complex="13pt"/>
    </style:style>
    <style:style style:name="P46" style:parent-style-name="Overskrift3" style:family="paragraph">
      <style:paragraph-properties fo:break-before="page"/>
    </style:style>
    <style:style style:name="P47" style:parent-style-name="NormalWeb" style:family="paragraph">
      <style:text-properties fo:color="#000000" fo:language="nb" fo:country="NO"/>
    </style:style>
    <style:style style:name="P48" style:parent-style-name="NormalWeb" style:family="paragraph">
      <style:text-properties fo:color="#000000" fo:language="nb" fo:country="NO"/>
    </style:style>
    <style:style style:name="P49" style:parent-style-name="NormalWeb" style:family="paragraph">
      <style:text-properties fo:color="#000000" fo:language="nb" fo:country="NO"/>
    </style:style>
    <style:style style:name="P50" style:parent-style-name="Textbody" style:family="paragraph"/>
    <style:style style:name="P51" style:parent-style-name="Textbody" style:family="paragraph"/>
    <style:style style:name="P52" style:parent-style-name="Textbody" style:family="paragraph"/>
    <style:style style:name="P53" style:parent-style-name="Textbody" style:family="paragraph">
      <style:paragraph-properties fo:text-align="center"/>
    </style:style>
  </office:automatic-styles>
  <office:body>
    <office:text text:use-soft-page-breaks="true">
      <text:p text:style-name="P1"/>
      <text:p text:style-name="P2"/>
      <text:p text:style-name="P3"/>
      <text:p text:style-name="P4"/>
      <text:p text:style-name="P5"/>
      <text:p text:style-name="P6">Prosjektkontrakt</text:p>
      <text:p text:style-name="P7">Bacheloroppgaven</text:p>
      <text:p text:style-name="P8">Avdeling for Informasjonsteknologi</text:p>
      <text:p text:style-name="P9">Høgskolen i Østfold</text:p>
      <text:p text:style-name="P10"/>
      <text:p text:style-name="P11"/>
      <text:p text:style-name="P12"/>
      <text:p text:style-name="P13"><text:span text:style-name="T14">Gruppe BO</text:span><text:span text:style-name="T15">20</text:span><text:span text:style-name="T16">-</text:span><text:span text:style-name="T17">06</text:span><text:span text:style-name="T18">:</text:span></text:p>
      <text:p text:style-name="P19">Stefan Larsen</text:p>
      <text:p text:style-name="P20">Ingrid Elise Dahl</text:p>
      <text:p text:style-name="P21">Markus Arnø Madsen</text:p>
      <text:p text:style-name="P22">Anders Walle Pettersen</text:p>
      <text:p text:style-name="P23"/>
      <text:p text:style-name="P24"/>
      <text:p text:style-name="P25"><text:span text:style-name="T26">Oppdragsgiver:</text:span></text:p>
      <text:p text:style-name="P27">Høgskolen i Østfold</text:p>
      <text:p text:style-name="P28">Tommy Payne</text:p>
      <text:p text:style-name="P29"/>
      <text:p text:style-name="P30"/>
      <text:p text:style-name="P31"><text:span text:style-name="T32">Veileder:</text:span></text:p>
      <text:p text:style-name="P33">Joakim Karlsen</text:p>
      <text:p text:style-name="P34"/>
      <text:p text:style-name="P35"/>
      <text:p text:style-name="P36"/>
      <text:p text:style-name="P37"/>
      <text:p text:style-name="P38"><text:span text:style-name="T39">14</text:span><text:span text:style-name="T40">/</text:span><text:span text:style-name="T41">01</text:span><text:span text:style-name="T42"><text:s/>20</text:span><text:span text:style-name="T43">20</text:span></text:p>
      <text:p text:style-name="P44"/>
      <text:h text:style-name="P45" text:outline-level="6"/>
      <text:soft-page-break/>
      <text:h text:style-name="P46" text:outline-level="3">Prosjektbeskrivelse</text:h>
      <text:p text:style-name="P47">I 2009 ble det opprettet et Frivillighetsregister for alle frivillige organisasjoner i Norge. Hensikten med registeret er å gjøre samhandlingen mellom frivillige organisasjoner og offentlige styresmakter bedre og enklere. Denne informasjonen er tilgjengelig gjennom nettsidene til Brønnøysundregistrene, hvor dette prosjektet har til hensikt å utvikle en ny tjeneste med bakgrunn i informasjonen som allerede eksisterer her.<text:s/></text:p>
      <text:p text:style-name="P48">Tjenesten skal være en brukervennlig plattform hvor det skal være enkelte å finne organisasjoner basert på gitte kriterier / filter via nevnte nettsider, deriblant organisasjonens kategori og geografisk tilhørighet. Videre er det ønskelig, basert på kombinasjonen av tilgjengelig informasjon i registeret som eksempelvis navn på organisasjonen og sted, å nyttiggjøre seg av dette for å generere og presentere ytterligere informasjon om organisasjonen til brukeren. I sum skal plattformen dermed<text:s/>kunne vise navn, kategori, geografisk sted og organisasjonens nettside / kontaktinformasjon for organisasjonene, samt at det skal være mulig å benytte fritekstsøk (ut fra organisasjonsnavn) i kombinasjon av valgte filter / søkekriterier.<text:s/></text:p>
      <text:p text:style-name="P49">Resultatet er en ny og brukervennlig tjeneste for studenter (og andre) som basert på eget interessefelt kan søke og finne eksisterende organisasjoner i lokalmiljøet som en ønsker å knytte kontakt / medlemskap med. Målgruppen for tjenesten er nye studenter ved HiØ, men plattform og teknologi vil gi rom for at tjenesten potensielt kan benyttes nasjonalt uansett brukergruppe. På sikt kan tjenesten tenkes utvidet til å inkludere også andre informasjonskilder knyttet til ulik form for deltakelse og engasjement som student.</text:p>
      <text:h text:style-name="Overskrift3" text:outline-level="3">Studentgruppen</text:h>
      <text:p text:style-name="Textbody">Studentgruppen har selv det fulle ansvar når det gjelder organisering og gjennomføring av prosjektet. Ikke minst innebærer dette å følge opp tidsfrister. Kontakt med oppdragsgiver og veileder er også studentenes ansvar. De må også holde seg oppdatert på beskjeder og meldinger fra fagansvarlig (som regel pr. epost). Studentene skal selv fordele arbeidet i gruppa, og eventuelt velge prosjektleder (kan byttes på underveis hvis ønskelig).</text:p>
      <text:p text:style-name="Textbody">Gruppen har rett til veiledning fra en eller flere av HiØ/IT sine<text:s/>fagansatte tilsvarende ca. en halv time pr. uke gjennom hele semesteret. Studentene skal også ha fri tilgang til program- og maskinvare og annet nødvendig utstyr. Er det behov for reiser og liknende, skal dette dekkes etter avtale med oppdragsgiver og/eller HiØ/IT.</text:p>
      <text:h text:style-name="Overskrift3" text:outline-level="3">Oppdragsgiver</text:h>
      <text:p text:style-name="Textbody">Det er viktig at oppdragsgiver er innforstått med rammene rundt bacheloroppgaven. Oppdragsgiver må ikke definere en oppgave som ellers ville bli utført av eksterne konsulenter o.l. Det vil alltid være en risiko for at<text:s/>studentene ikke kommer helt i mål, eller leverer noe som ikke nødvendigvis er ferdige, operative løsninger.</text:p>
      <text:p text:style-name="Textbody">Oppdragsgiver skal gi rammene for prosjektet, dvs. hjelpe til med å definere formål, leveranser, og evt. metode. Det er svært viktig å gi studentene<text:s/>nok informasjon, og evt. tilgang til utstyr, programvare o.l.</text:p>
      <text:p text:style-name="Textbody">Oppdragsgiver må være forberedt på å svare på spørsmål på kort varsel, og sørge for å være oppdatert på prosjektets framdrift. Det kan også være aktuelt å hjelpe til med å revidere og endre prosjektplanen underveis.</text:p>
      <text:p text:style-name="Textbody">Det er vanlig å ha regelmessige møter med gruppa, med en frekvens som passer prosjektets egenart.</text:p>
      <text:soft-page-break/>
      <text:h text:style-name="Overskrift3" text:outline-level="3">Veileder</text:h>
      <text:p text:style-name="Textbody">Veileder skal hjelpe til med: 1) Gjennomføring og dokumentasjon, og 2) Faglige spørsmål (i de tilfellene der det<text:s/>faglige blir for smalt og spesielt, må studentene enten skaffe faglig hjelp fra oppdragsgiver, eller fra annet hold).</text:p>
      <text:h text:style-name="Overskrift3" text:outline-level="3">Rettigheter</text:h>
      <text:p text:style-name="Textbody">Deltagere med rettigheter i prosjektarbeidet er ideforfatter, utøvende medarbeidere og oppdragsgiver.</text:p>
      <text:p text:style-name="Textbody">Ideforfatter kan være veileder, en eller flere studenter, oppdragsgiver eller en kombinasjon av disse.</text:p>
      <text:p text:style-name="Textbody">Utøvende medarbeidere er studentene og i noen grad veileder.</text:p>
      <text:p text:style-name="Textbody">Oppdragsgiver kan enten være en ekstern institusjon/bedrift eller en avdeling ved Høgskolen i Østfold.</text:p>
      <text:p text:style-name="Textbody">Følgende rettigheter er knyttet til prosjektdeltagelse:</text:p>
      <text:p text:style-name="Textbody"/>
      <text:p text:style-name="Textbody"/>
      <text:list text:style-name="LFO1" text:continue-numbering="true">
        <text:list-item>
          <text:p text:style-name="P50">Opphavsrett: Rett til benevnelse ved publikasjon og eiendomsrett til originalt åndsverk (som sikres ved publikasjon). Opphavsrett innehas av ideforfatter og utøvende medarbeidere.</text:p>
        </text:list-item>
        <text:list-item>
          <text:p text:style-name="P51">Disposisjonsrett: Rett til<text:s/>videreutvikling av et avsluttet arbeid. Denne innehas av oppdragsgiver.</text:p>
        </text:list-item>
        <text:list-item>
          <text:p text:style-name="P52">Eiendomsrett: Rett til oppbevaring og omsetning av et avsluttet arbeid og innehas av oppdragsgiver.</text:p>
        </text:list-item>
      </text:list>
      <text:p text:style-name="Textbody">Avvik fra disse prinsippene kan avtales før godkjenning av prosjekter etter ønsker<text:s/>fra oppdragsgiver. Det skal da lages en avtale som inngås av alle deltagerne i prosjektet. Tvister om rettigheter avgjøres etter deltagernes samtykke av avdelingsstyret, subsidiært ved forfølgelse i det alminnelige rettsvesen.</text:p>
      <text:p text:style-name="Textbody">Hvis oppdragsgiver ikke ønsker at resultatene eller deler av disse skal offentliggjøres, må dette avklares ved oppstart av prosjektet.</text:p>
      <text:p text:style-name="Textbody"/>
      <text:p text:style-name="Textbody"/>
      <text:p text:style-name="Textbody"/>
      <text:p text:style-name="P53">Underskrifter</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language-asian="zh" style:country-asian="CN" style:language-complex="hi" style:country-complex="IN" style:text-combine="none" fo:hyphenate="true"/>
    </style:default-style>
    <style:style style:name="Overskrift2" style:display-name="Oversk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Overskrift3" style:display-name="Overskrift 3" style:family="paragraph" style:parent-style-name="Heading" style:next-style-name="Textbody" style:default-outline-level="3">
      <style:text-properties fo:font-weight="bold" style:font-weight-asian="bold" style:font-weight-complex="bold" fo:hyphenate="false"/>
    </style:style>
    <style:style style:name="Overskrift5" style:display-name="Overskrift 5" style:family="paragraph" style:parent-style-name="Heading" style:next-style-name="Textbody" style:default-outline-level="5">
      <style:text-properties fo:font-weight="bold" style:font-weight-asian="bold" style:font-weight-complex="bold" fo:hyphenate="false"/>
    </style:style>
    <style:style style:name="Overskrift6" style:display-name="Overskrift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Standardskriftforavsnitt" style:display-name="Standardskrift for av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ildetekst" style:display-name="Bildeteks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para" style:display-name="para"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GB" style:language-asian="en" style:country-asian="GB"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159in" text:min-label-width="0.25in" text:list-level-position-and-space-mode="label-alignment">
          <style:list-level-label-alignment text:label-followed-by="listtab" fo:margin-left="0.6659in" fo:text-indent="-0.25in"/>
        </style:list-level-properties>
        <style:text-properties style:font-name="OpenSymbol"/>
      </text:list-level-style-bullet>
      <text:list-level-style-bullet text:level="2" text:style-name="WW_CharLFO1LVL2" text:bullet-char="◦">
        <style:list-level-properties text:space-before="0.6659in" text:min-label-width="0.25in" text:list-level-position-and-space-mode="label-alignment">
          <style:list-level-label-alignment text:label-followed-by="listtab" fo:margin-left="0.9159in" fo:text-indent="-0.25in"/>
        </style:list-level-properties>
        <style:text-properties style:font-name="OpenSymbol"/>
      </text:list-level-style-bullet>
      <text:list-level-style-bullet text:level="3" text:style-name="WW_CharLFO1LVL3" text:bullet-char="▪">
        <style:list-level-properties text:space-before="0.9159in" text:min-label-width="0.25in" text:list-level-position-and-space-mode="label-alignment">
          <style:list-level-label-alignment text:label-followed-by="listtab" fo:margin-left="1.1659in" fo:text-indent="-0.25in"/>
        </style:list-level-properties>
        <style:text-properties style:font-name="OpenSymbol"/>
      </text:list-level-style-bullet>
      <text:list-level-style-bullet text:level="4" text:style-name="WW_CharLFO1LVL4" text:bullet-char="•">
        <style:list-level-properties text:space-before="1.1659in" text:min-label-width="0.25in" text:list-level-position-and-space-mode="label-alignment">
          <style:list-level-label-alignment text:label-followed-by="listtab" fo:margin-left="1.4159in" fo:text-indent="-0.25in"/>
        </style:list-level-properties>
        <style:text-properties style:font-name="OpenSymbol"/>
      </text:list-level-style-bullet>
      <text:list-level-style-bullet text:level="5" text:style-name="WW_CharLFO1LVL5" text:bullet-char="◦">
        <style:list-level-properties text:space-before="1.4159in" text:min-label-width="0.25in" text:list-level-position-and-space-mode="label-alignment">
          <style:list-level-label-alignment text:label-followed-by="listtab" fo:margin-left="1.6659in" fo:text-indent="-0.25in"/>
        </style:list-level-properties>
        <style:text-properties style:font-name="OpenSymbol"/>
      </text:list-level-style-bullet>
      <text:list-level-style-bullet text:level="6" text:style-name="WW_CharLFO1LVL6" text:bullet-char="▪">
        <style:list-level-properties text:space-before="1.6659in" text:min-label-width="0.25in" text:list-level-position-and-space-mode="label-alignment">
          <style:list-level-label-alignment text:label-followed-by="listtab" fo:margin-left="1.9159in" fo:text-indent="-0.25in"/>
        </style:list-level-properties>
        <style:text-properties style:font-name="OpenSymbol"/>
      </text:list-level-style-bullet>
      <text:list-level-style-bullet text:level="7" text:style-name="WW_CharLFO1LVL7" text:bullet-char="•">
        <style:list-level-properties text:space-before="1.9159in" text:min-label-width="0.25in" text:list-level-position-and-space-mode="label-alignment">
          <style:list-level-label-alignment text:label-followed-by="listtab" fo:margin-left="2.1659in" fo:text-indent="-0.25in"/>
        </style:list-level-properties>
        <style:text-properties style:font-name="OpenSymbol"/>
      </text:list-level-style-bullet>
      <text:list-level-style-bullet text:level="8" text:style-name="WW_CharLFO1LVL8" text:bullet-char="◦">
        <style:list-level-properties text:space-before="2.1659in" text:min-label-width="0.25in" text:list-level-position-and-space-mode="label-alignment">
          <style:list-level-label-alignment text:label-followed-by="listtab" fo:margin-left="2.4159in" fo:text-indent="-0.25in"/>
        </style:list-level-properties>
        <style:text-properties style:font-name="OpenSymbol"/>
      </text:list-level-style-bullet>
      <text:list-level-style-bullet text:level="9" text:style-name="WW_CharLFO1LVL9" text:bullet-char="▪">
        <style:list-level-properties text:space-before="2.4159in" text:min-label-width="0.25in" text:list-level-position-and-space-mode="label-alignment">
          <style:list-level-label-alignment text:label-followed-by="listtab" fo:margin-left="2.6659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unnar Misund</meta:initial-creator>
    <dc:creator>Ingrid Elise Krogh Dahl</dc:creator>
    <meta:creation-date>2020-01-13T12:32:00Z</meta:creation-date>
    <dc:date>2020-01-13T12:32:00Z</dc:date>
    <meta:template xlink:href="Normal.dotm" xlink:type="simple"/>
    <meta:editing-cycles>2</meta:editing-cycles>
    <meta:editing-duration>PT120S</meta:editing-duration>
    <meta:document-statistic meta:page-count="3" meta:paragraph-count="10" meta:word-count="769" meta:character-count="5147" meta:row-count="36" meta:non-whitespace-character-count="4388"/>
  </office:meta>
</office:document-meta>
</file>